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3caff" draw:textarea-horizontal-align="left" draw:textarea-vertical-align="top" draw:auto-grow-height="false" fo:min-height="8.64cm" fo:min-width="7.452cm"/>
    </style:style>
    <style:style style:name="gr2" style:family="graphic" style:parent-style-name="standard">
      <style:graphic-properties draw:fill-color="#579d1c" draw:textarea-horizontal-align="left" draw:textarea-vertical-align="top" draw:auto-grow-height="false" fo:min-height="8.64cm" fo:min-width="7.452cm"/>
    </style:style>
    <style:style style:name="gr3" style:family="graphic" style:parent-style-name="standard">
      <style:graphic-properties draw:fill-color="#aecf00" draw:textarea-horizontal-align="justify" draw:textarea-vertical-align="middle" draw:auto-grow-height="false" fo:min-height="1.689cm" fo:min-width="4.37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stroke="dash" draw:stroke-dash="Fine_20_Dashed" svg:stroke-width="0.1cm" svg:stroke-color="#ff66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textarea-horizontal-align="left" draw:textarea-vertical-align="top" draw:auto-grow-height="false" fo:min-height="1.836cm" fo:min-width="3.914cm"/>
    </style:style>
    <style:style style:name="gr7" style:family="graphic" style:parent-style-name="standard">
      <style:graphic-properties draw:textarea-horizontal-align="left" draw:textarea-vertical-align="top" draw:auto-grow-height="false" fo:min-height="3.802cm" fo:min-width="5.397cm"/>
    </style:style>
    <style:style style:name="gr8" style:family="graphic" style:parent-style-name="standard">
      <style:graphic-properties draw:stroke="none" svg:stroke-color="#000000" draw:fill="none" draw:fill-color="#ffffff" fo:min-height="0.795cm"/>
    </style:style>
    <style:style style:name="gr9" style:family="graphic" style:parent-style-name="standard">
      <style:graphic-properties draw:stroke="none" svg:stroke-color="#000000" draw:fill="none" draw:fill-color="#ffffff" fo:min-height="1.49cm"/>
    </style:style>
    <style:style style:name="P1" style:family="paragraph">
      <style:paragraph-properties fo:text-align="center"/>
    </style:style>
    <style:style style:name="P2" style:family="paragraph">
      <loext:graphic-properties draw:fill-color="#83caff"/>
      <style:paragraph-properties fo:text-align="center"/>
    </style:style>
    <style:style style:name="P3" style:family="paragraph">
      <loext:graphic-properties draw:fill-color="#579d1c"/>
      <style:paragraph-properties fo:text-align="center"/>
    </style:style>
    <style:style style:name="P4" style:family="paragraph">
      <loext:graphic-properties draw:fill-color="#aecf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18pt" fo:font-weight="bold" style:font-size-asian="18pt" style:font-size-complex="18pt"/>
    </style:style>
    <style:style style:name="P7" style:family="paragraph">
      <loext:graphic-properties draw:fill="none" draw:fill-color="#ffffff"/>
      <style:text-properties fo:font-size="18pt" fo:font-weight="bold" style:font-size-asian="18pt" style:font-size-complex="18pt"/>
    </style:style>
    <style:style style:name="P8" style:family="paragraph">
      <loext:graphic-properties draw:fill="none" draw:fill-color="#ffffff"/>
    </style:style>
    <style:style style:name="T1" style:family="text">
      <style:text-properties fo:font-size="18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952cm" svg:height="8.89cm" svg:x="10.905cm" svg:y="5.585cm">
          <text:p text:style-name="P1">TripleStor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952cm" svg:height="8.89cm" svg:x="1.905cm" svg:y="5.585cm">
          <text:p text:style-name="P1">Plone</text:p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5.08cm" svg:height="2.147cm" svg:x="2.147cm" svg:y="6.769cm">
          <text:p text:style-name="P1">DCAT:Catalog</text:p>
          <text:p text:style-name="P1">dct:title Fo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2" draw:id="id2" draw:layer="layout" svg:width="5.08cm" svg:height="2.147cm" svg:x="2.148cm" svg:y="10.72cm">
          <text:p text:style-name="P1">FOAF:Agent</text:p>
          <text:p text:style-name="P1">dct:label Ba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5" draw:layer="layout" draw:type="line" svg:x1="4.687cm" svg:y1="8.916cm" svg:x2="4.688cm" svg:y2="10.72cm" draw:start-shape="id1" draw:start-glue-point="2" draw:end-shape="id2" draw:end-glue-point="0" svg:d="M4687 8916l1 1804" svg:viewBox="0 0 2 1805">
          <text:p text:style-name="P1">Publisher</text:p>
          <text:p text:style-name="P1"/>
        </draw:connector>
        <draw:connector draw:style-name="gr5" draw:text-style-name="P5" draw:layer="layout" svg:x1="7.227cm" svg:y1="7.842cm" svg:x2="12.791cm" svg:y2="7.842cm" draw:start-shape="id1" draw:start-glue-point="1" svg:d="M7227 7842h5564" svg:viewBox="0 0 5565 1">
          <text:p/>
        </draw:connector>
        <draw:connector draw:style-name="gr5" draw:text-style-name="P5" draw:layer="layout" svg:x1="7.228cm" svg:y1="11.793cm" svg:x2="12.2cm" svg:y2="11.793cm" draw:start-shape="id2" draw:start-glue-point="1" svg:d="M7228 11793h4972" svg:viewBox="0 0 4973 1">
          <text:p/>
        </draw:connector>
        <draw:custom-shape draw:style-name="gr6" draw:text-style-name="P1" draw:layer="layout" svg:width="4.414cm" svg:height="2.086cm" svg:x="12.791cm" svg:y="6.705cm">
          <text:p text:style-name="P1">DCAT:Catalog</text:p>
          <text:p text:style-name="P1">dct:title Foo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897cm" svg:height="4.052cm" svg:x="12.23cm" svg:y="10.195cm">
          <text:p text:style-name="P1">Org:Organization</text:p>
          <text:p text:style-name="P1">dct:label Bar</text:p>
          <text:p text:style-name="P1">ori:gami Crane</text:p>
          <text:p text:style-name="P1">hei:ku Cute</text:p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8.355cm" svg:height="1.045cm" svg:x="1.031cm" svg:y="0.951cm">
          <draw:text-box>
            <text:p text:style-name="P6"><text:span text:style-name="T1">PKAN: Marshalling of Hydrid data with no edits</text:span></text:p>
          </draw:text-box>
        </draw:frame>
        <draw:frame draw:style-name="gr9" draw:text-style-name="P8" draw:layer="layout" svg:width="18.355cm" svg:height="1.74cm" svg:x="1.332cm" svg:y="14.949cm">
          <draw:text-box>
            <text:p>Marshalls to</text:p>
          </draw:text-box>
        </draw:frame>
        <draw:custom-shape draw:style-name="gr6" draw:text-style-name="P1" xml:id="id3" draw:id="id3" draw:layer="layout" svg:width="4.414cm" svg:height="2.086cm" svg:x="2.419cm" svg:y="18.011cm">
          <text:p text:style-name="P1">DCAT:Catalog</text:p>
          <text:p text:style-name="P1">dct:title Foo</text:p>
          <draw:enhanced-geometry svg:viewBox="0 0 21600 21600" draw:type="rectangle" draw:enhanced-path="M 0 0 L 21600 0 21600 21600 0 21600 0 0 Z N"/>
        </draw:custom-shape>
        <draw:custom-shape draw:style-name="gr7" draw:text-style-name="P1" xml:id="id4" draw:id="id4" draw:layer="layout" svg:width="5.897cm" svg:height="4.052cm" svg:x="11.837cm" svg:y="17.028cm">
          <text:p text:style-name="P1">Org:Organization</text:p>
          <text:p text:style-name="P1">dct:label Bar</text:p>
          <text:p text:style-name="P1">ori:gami Crane</text:p>
          <text:p text:style-name="P1">hei:ku Cute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6.833cm" svg:y1="19.054cm" svg:x2="11.837cm" svg:y2="19.054cm" draw:start-shape="id3" draw:start-glue-point="1" draw:end-shape="id4" svg:d="M6833 19054h5004" svg:viewBox="0 0 5005 1">
          <text:p text:style-name="P1">Publisher</text:p>
          <text:p text:style-name="P1"/>
        </draw:connector>
        <draw:frame draw:style-name="gr9" draw:text-style-name="P8" draw:layer="layout" svg:width="18.355cm" svg:height="1.74cm" svg:x="1.333cm" svg:y="2.949cm">
          <draw:text-box>
            <text:p>If base class instances are not changed the former harvested input is same as output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olker </meta:initial-creator>
    <meta:creation-date>2018-02-14T00:20:27.239150932</meta:creation-date>
    <dc:date>2018-02-14T00:39:16.828252435</dc:date>
    <dc:creator>volker </dc:creator>
    <meta:editing-duration>PT18M49S</meta:editing-duration>
    <meta:editing-cycles>3</meta:editing-cycles>
    <meta:generator>LibreOffice/5.2.7.2$Linux_X86_64 LibreOffice_project/20m0$Build-2</meta:generator>
    <meta:document-statistic meta:object-count="15"/>
  </office:meta>
</office:document-meta>
</file>